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"/>
    <style:font-face style:name="Roboto" svg:font-family="Roboto, sans-serif"/>
    <style:font-face style:name="monospace" svg:font-family="monospace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Liberation Serif" svg:font-family="'Liberation Serif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b08f" officeooo:paragraph-rsid="0009b08f"/>
    </style:style>
    <style:style style:name="P2" style:family="paragraph" style:parent-style-name="Preformatted_20_Text">
      <style:text-properties officeooo:rsid="000b5a03" officeooo:paragraph-rsid="000b5a03"/>
    </style:style>
    <style:style style:name="P3" style:family="paragraph" style:parent-style-name="Preformatted_20_Text">
      <style:text-properties fo:font-variant="normal" fo:text-transform="none" fo:color="#333333" style:font-name="monospace" fo:font-size="12pt" fo:letter-spacing="normal" fo:font-style="normal" fo:font-weight="normal" officeooo:rsid="0009b08f" officeooo:paragraph-rsid="000b8e36" style:font-size-asian="12pt" style:font-size-complex="12pt"/>
    </style:style>
    <style:style style:name="P4" style:family="paragraph" style:parent-style-name="Preformatted_20_Text">
      <style:paragraph-properties fo:margin-left="0.82cm" fo:margin-right="0cm" fo:margin-top="0cm" fo:margin-bottom="0.499cm" loext:contextual-spacing="false" fo:text-align="start" style:justify-single-word="false" fo:orphans="2" fo:widows="2" fo:text-indent="0cm" style:auto-text-indent="false" fo:padding="0.132cm" fo:border="0.06pt solid #000000"/>
    </style:style>
    <style:style style:name="P5" style:family="paragraph" style:parent-style-name="Preformatted_20_Text">
      <style:paragraph-properties fo:margin-left="0.82cm" fo:margin-right="0cm" fo:text-align="start" style:justify-single-word="false" fo:orphans="2" fo:widows="2" fo:text-indent="0cm" style:auto-text-indent="false" fo:padding="0.132cm" fo:border="0.06pt solid #000000"/>
    </style:style>
    <style:style style:name="P6" style:family="paragraph" style:parent-style-name="Preformatted_20_Text">
      <style:paragraph-properties fo:margin-left="0.82cm" fo:margin-right="0cm" fo:text-align="start" style:justify-single-word="false" fo:orphans="2" fo:widows="2" fo:text-indent="0cm" style:auto-text-indent="false" fo:padding="0.132cm" fo:border="0.06pt solid #000000"/>
      <style:text-properties officeooo:rsid="0009b08f" officeooo:paragraph-rsid="0009b08f"/>
    </style:style>
    <style:style style:name="P7" style:family="paragraph" style:parent-style-name="Preformatted_20_Text">
      <style:paragraph-properties fo:margin-left="0.82cm" fo:margin-right="0cm" fo:text-align="start" style:justify-single-word="false" fo:orphans="2" fo:widows="2" fo:text-indent="0cm" style:auto-text-indent="false" fo:padding="0.132cm" fo:border="0.06pt solid #000000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265cm" loext:contextual-spacing="false" fo:line-height="142%" fo:orphans="2" fo:widows="2" fo:padding="0.238cm" fo:border="0.06pt solid #cccccc"/>
      <style:text-properties fo:font-variant="normal" fo:text-transform="none" fo:color="#333333" style:font-name="monospace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text-properties fo:font-variant="normal" fo:text-transform="none" fo:color="#333333" style:font-name="Roboto" fo:font-size="12pt" fo:letter-spacing="normal" fo:font-style="normal" fo:font-weight="normal" officeooo:rsid="0009b08f" officeooo:paragraph-rsid="000b8e36" style:font-size-asian="12pt" style:font-size-complex="12pt"/>
    </style:style>
    <style:style style:name="P10" style:family="paragraph" style:parent-style-name="Standard">
      <style:text-properties fo:font-variant="normal" fo:text-transform="none" fo:color="#333333" style:font-name="Roboto" fo:font-size="12pt" fo:letter-spacing="normal" fo:font-style="normal" fo:font-weight="normal" officeooo:rsid="0009b08f" officeooo:paragraph-rsid="000fe70c" style:font-size-asian="12pt" style:font-size-complex="12pt"/>
    </style:style>
    <style:style style:name="P11" style:family="paragraph" style:parent-style-name="Standard">
      <style:text-properties fo:font-size="12pt" officeooo:rsid="0009b08f" officeooo:paragraph-rsid="0009b08f" style:font-size-asian="12pt" style:font-size-complex="12pt"/>
    </style:style>
    <style:style style:name="P12" style:family="paragraph" style:parent-style-name="Standard">
      <style:text-properties fo:font-size="12pt" officeooo:rsid="0009b08f" officeooo:paragraph-rsid="000b8e36" style:font-size-asian="12pt" style:font-size-complex="12pt"/>
    </style:style>
    <style:style style:name="P13" style:family="paragraph" style:parent-style-name="Standard">
      <style:text-properties fo:font-size="12pt" officeooo:rsid="000b5a03" officeooo:paragraph-rsid="000b5a03" style:font-size-asian="12pt" style:font-size-complex="12pt"/>
    </style:style>
    <style:style style:name="P14" style:family="paragraph" style:parent-style-name="Standard">
      <style:text-properties fo:font-size="14pt" officeooo:rsid="00157145" officeooo:paragraph-rsid="00157145" style:font-size-asian="14pt" style:font-size-complex="14pt"/>
    </style:style>
    <style:style style:name="P15" style:family="paragraph" style:parent-style-name="Standard">
      <style:text-properties fo:font-size="14pt" officeooo:rsid="0016f9f3" officeooo:paragraph-rsid="0016f9f3" style:font-size-asian="14pt" style:font-size-complex="14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9b08f"/>
    </style:style>
    <style:style style:name="T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6" style:family="text">
      <style:text-properties officeooo:rsid="000b8e36"/>
    </style:style>
    <style:style style:name="T7" style:family="text">
      <style:text-properties officeooo:rsid="000fe70c"/>
    </style:style>
    <style:style style:name="T8" style:family="text">
      <style:text-properties officeooo:rsid="00125f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ueston 1:</text:p>
      <text:p text:style-name="P1"><text:span text:style-name="Source_20_Text"><text:span text:style-name="T4"/></text:span></text:p>
      <text:p text:style-name="P6"><text:span text:style-name="Source_20_Text"><text:span text:style-name="T4">import re</text:span></text:span></text:p>
      <text:p text:style-name="P5"><text:span text:style-name="Source_20_Text"><text:span text:style-name="T4">sum = 0</text:span></text:span></text:p>
      <text:p text:style-name="P7"/>
      <text:p text:style-name="P5"><text:span text:style-name="Source_20_Text"><text:span text:style-name="T4">pattern = 'back'</text:span></text:span></text:p>
      <text:p text:style-name="P5"><text:span text:style-name="Source_20_Text"><text:span text:style-name="T4">if re.match(pattern, 'backup.txt'):</text:span></text:span></text:p>
      <text:p text:style-name="P5"><text:span text:style-name="Source_20_Text"><text:span text:style-name="T5"><text:s text:c="4"/></text:span></text:span><text:span text:style-name="Source_20_Text"><text:span text:style-name="T4">sum += 1</text:span></text:span></text:p>
      <text:p text:style-name="P5"><text:span text:style-name="Source_20_Text"><text:span text:style-name="T4">if re.match(pattern, 'text.back'):</text:span></text:span></text:p>
      <text:p text:style-name="P5"><text:span text:style-name="Source_20_Text"><text:span text:style-name="T5"><text:s text:c="4"/></text:span></text:span><text:span text:style-name="Source_20_Text"><text:span text:style-name="T4">sum += 2</text:span></text:span></text:p>
      <text:p text:style-name="P5"><text:span text:style-name="Source_20_Text"><text:span text:style-name="T4">if re.search(pattern, 'backup.txt'):</text:span></text:span></text:p>
      <text:p text:style-name="P5"><text:span text:style-name="Source_20_Text"><text:span text:style-name="T5"><text:s text:c="4"/></text:span></text:span><text:span text:style-name="Source_20_Text"><text:span text:style-name="T4">sum += 4</text:span></text:span></text:p>
      <text:p text:style-name="P5"><text:span text:style-name="Source_20_Text"><text:span text:style-name="T4">if re.search(pattern, 'text.back'):</text:span></text:span></text:p>
      <text:p text:style-name="P5"><text:span text:style-name="Source_20_Text"><text:span text:style-name="T5"><text:s text:c="4"/></text:span></text:span><text:span text:style-name="Source_20_Text"><text:span text:style-name="T4">sum += 8</text:span></text:span></text:p>
      <text:p text:style-name="P7"/>
      <text:p text:style-name="P4"><text:span text:style-name="Source_20_Text"><text:span text:style-name="T4">print(sum)</text:span></text:span></text:p>
      <text:p text:style-name="P11">Question 2:</text:p>
      <text:p text:style-name="P13">Which of the following print statements will print all the names in the list on a seperate line?</text:p>
      <text:p text:style-name="P2"><text:span text:style-name="Source_20_Text"><text:span text:style-name="T4">names = ['Ramesh', 'Rajesh', 'Roger', 'Ivan', 'Nico']</text:span></text:span></text:p>
      <text:p text:style-name="P13"/>
      <text:p text:style-name="P13">(a) print("\n".join(names))</text:p>
      <text:p text:style-name="P13">(b) print(names.join("\n"))</text:p>
      <text:p text:style-name="P13">(c) print(names.concatenate("\n"))</text:p>
      <text:p text:style-name="P13">(d) print(names.append("\n"))</text:p>
      <text:p text:style-name="P13">(e) print(names.join("%s\n", names))</text:p>
      <text:p text:style-name="P13"/>
      <text:p text:style-name="P12">Question <text:span text:style-name="T6">3</text:span>:</text:p>
      <text:p text:style-name="P9">What is the output of the following?</text:p>
      <text:p text:style-name="P3">sentence = 'we are humans'</text:p>
      <text:p text:style-name="P8">matched = re.match(r'(.*) (.*?) (.*)', sentence)</text:p>
      <text:p text:style-name="P8">print(matched.group<text:span text:style-name="T8">s</text:span>())</text:p>
      <text:p text:style-name="P10">Question <text:span text:style-name="T7">4</text:span>:</text:p>
      <text:p text:style-name="P10"/>
      <text:p text:style-name="P14"><text:s/>x='From: Using the : character'</text:p>
      <text:p text:style-name="P14"><text:s/>y=re.findall('^F.+:',x)</text:p>
      <text:p text:style-name="P14"><text:s/>print y</text:p>
      <text:p text:style-name="P14"/>
      <text:p text:style-name="P14">Question 5: </text:p>
      <text:p text:style-name="P15">import re</text:p>
      <text:p text:style-name="P15">x = 'From: Using the : character'</text:p>
      <text:p text:style-name="P15">y = re.findall('^F.+?:', x)</text:p>
      <text:p text:style-name="P15">print 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, Helvetica"/>
    <style:font-face style:name="Roboto" svg:font-family="Roboto, sans-serif"/>
    <style:font-face style:name="monospace" svg:font-family="monospace, monospace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" svg:font-family="FreeSans" style:font-family-generic="roman" style:font-pitch="variable"/>
    <style:font-face style:name="Gill Sans" svg:font-family="'Gill Sans'" style:font-family-generic="roman" style:font-pitch="variable"/>
    <style:font-face style:name="Liberation Serif" svg:font-family="'Liberation Serif'" style:font-family-generic="roman" style:font-pitch="variable"/>
    <style:font-face style:name="ヒラギノ角ゴ ProN W3" svg:font-family="'ヒラギノ角ゴ ProN W3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size-asian="36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cm" loext:contextual-spacing="false" fo:line-height="100%" fo:text-align="center" style:justify-single-word="false" fo:text-indent="-0.794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size-asian="32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1.23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64cm"/>
          <style:tab-stop style:position="3.104cm"/>
          <style:tab-stop style:position="5.644cm"/>
          <style:tab-stop style:position="8.184cm"/>
          <style:tab-stop style:position="10.724cm"/>
          <style:tab-stop style:position="13.264cm"/>
          <style:tab-stop style:position="15.804cm"/>
          <style:tab-stop style:position="18.344cm"/>
          <style:tab-stop style:position="20.884cm"/>
          <style:tab-stop style:position="23.424cm"/>
          <style:tab-stop style:position="25.96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  <style:tab-stop style:position="25.15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482cm"/>
          <style:tab-stop style:position="4.022cm"/>
          <style:tab-stop style:position="6.562cm"/>
          <style:tab-stop style:position="9.102cm"/>
          <style:tab-stop style:position="11.642cm"/>
          <style:tab-stop style:position="14.182cm"/>
          <style:tab-stop style:position="16.722cm"/>
          <style:tab-stop style:position="19.262cm"/>
          <style:tab-stop style:position="21.802cm"/>
          <style:tab-stop style:position="24.342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811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2.15cm"/>
          <style:tab-stop style:position="4.69cm"/>
          <style:tab-stop style:position="7.23cm"/>
          <style:tab-stop style:position="9.77cm"/>
          <style:tab-stop style:position="12.31cm"/>
          <style:tab-stop style:position="14.85cm"/>
          <style:tab-stop style:position="17.39cm"/>
          <style:tab-stop style:position="19.93cm"/>
          <style:tab-stop style:position="22.47cm"/>
          <style:tab-stop style:position="25.0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917cm"/>
          <style:tab-stop style:position="3.457cm"/>
          <style:tab-stop style:position="5.997cm"/>
          <style:tab-stop style:position="8.537cm"/>
          <style:tab-stop style:position="11.077cm"/>
          <style:tab-stop style:position="13.617cm"/>
          <style:tab-stop style:position="16.157cm"/>
          <style:tab-stop style:position="18.697cm"/>
          <style:tab-stop style:position="21.237cm"/>
          <style:tab-stop style:position="23.777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23cm"/>
          <style:tab-stop style:position="4.763cm"/>
          <style:tab-stop style:position="7.303cm"/>
          <style:tab-stop style:position="9.843cm"/>
          <style:tab-stop style:position="12.383cm"/>
          <style:tab-stop style:position="14.923cm"/>
          <style:tab-stop style:position="17.463cm"/>
          <style:tab-stop style:position="20.003cm"/>
          <style:tab-stop style:position="22.54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988cm"/>
          <style:tab-stop style:position="3.528cm"/>
          <style:tab-stop style:position="6.068cm"/>
          <style:tab-stop style:position="8.608cm"/>
          <style:tab-stop style:position="11.148cm"/>
          <style:tab-stop style:position="13.688cm"/>
          <style:tab-stop style:position="16.228cm"/>
          <style:tab-stop style:position="18.768cm"/>
          <style:tab-stop style:position="21.30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81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size-asian="3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741cm" fo:margin-right="0cm" fo:margin-top="0.811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  <style:tab-stop style:position="27.19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1.23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64cm"/>
          <style:tab-stop style:position="3.104cm"/>
          <style:tab-stop style:position="5.644cm"/>
          <style:tab-stop style:position="8.184cm"/>
          <style:tab-stop style:position="10.724cm"/>
          <style:tab-stop style:position="13.264cm"/>
          <style:tab-stop style:position="15.804cm"/>
          <style:tab-stop style:position="18.344cm"/>
          <style:tab-stop style:position="20.884cm"/>
          <style:tab-stop style:position="23.424cm"/>
          <style:tab-stop style:position="25.96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  <style:tab-stop style:position="25.15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482cm"/>
          <style:tab-stop style:position="4.022cm"/>
          <style:tab-stop style:position="6.562cm"/>
          <style:tab-stop style:position="9.102cm"/>
          <style:tab-stop style:position="11.642cm"/>
          <style:tab-stop style:position="14.182cm"/>
          <style:tab-stop style:position="16.722cm"/>
          <style:tab-stop style:position="19.262cm"/>
          <style:tab-stop style:position="21.802cm"/>
          <style:tab-stop style:position="24.342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492cm" fo:margin-right="0cm" fo:margin-top="1.23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1.7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564cm"/>
          <style:tab-stop style:position="3.104cm"/>
          <style:tab-stop style:position="5.644cm"/>
          <style:tab-stop style:position="8.184cm"/>
          <style:tab-stop style:position="10.724cm"/>
          <style:tab-stop style:position="13.264cm"/>
          <style:tab-stop style:position="15.804cm"/>
          <style:tab-stop style:position="18.344cm"/>
          <style:tab-stop style:position="20.884cm"/>
          <style:tab-stop style:position="23.424cm"/>
          <style:tab-stop style:position="25.96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93cm"/>
          <style:tab-stop style:position="4.833cm"/>
          <style:tab-stop style:position="7.373cm"/>
          <style:tab-stop style:position="9.913cm"/>
          <style:tab-stop style:position="12.453cm"/>
          <style:tab-stop style:position="14.993cm"/>
          <style:tab-stop style:position="17.533cm"/>
          <style:tab-stop style:position="20.073cm"/>
          <style:tab-stop style:position="22.613cm"/>
          <style:tab-stop style:position="25.153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482cm"/>
          <style:tab-stop style:position="4.022cm"/>
          <style:tab-stop style:position="6.562cm"/>
          <style:tab-stop style:position="9.102cm"/>
          <style:tab-stop style:position="11.642cm"/>
          <style:tab-stop style:position="14.182cm"/>
          <style:tab-stop style:position="16.722cm"/>
          <style:tab-stop style:position="19.262cm"/>
          <style:tab-stop style:position="21.802cm"/>
          <style:tab-stop style:position="24.342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1.729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364cm"/>
          <style:tab-stop style:position="4.904cm"/>
          <style:tab-stop style:position="7.444cm"/>
          <style:tab-stop style:position="9.984cm"/>
          <style:tab-stop style:position="12.524cm"/>
          <style:tab-stop style:position="15.064cm"/>
          <style:tab-stop style:position="17.604cm"/>
          <style:tab-stop style:position="20.144cm"/>
          <style:tab-stop style:position="22.68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492cm" fo:margin-right="0cm" fo:margin-top="1.7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cm" fo:margin-bottom="0cm" loext:contextual-spacing="false" fo:line-height="100%" fo:text-align="center" style:justify-single-word="false" fo:text-indent="-0.794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cm" fo:margin-bottom="0cm" loext:contextual-spacing="false" fo:line-height="100%" fo:text-align="center" style:justify-single-word="false" fo:text-indent="-0.794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cm" fo:margin-bottom="0cm" loext:contextual-spacing="false" fo:line-height="100%" fo:text-align="center" style:justify-single-word="false" fo:text-indent="-0.794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6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cm" fo:margin-bottom="0cm" loext:contextual-spacing="false" fo:line-height="100%" fo:text-align="center" style:justify-single-word="false" fo:text-indent="-0.794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6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left="0cm" fo:margin-right="0cm" fo:margin-top="1.23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459cm"/>
          <style:tab-stop style:position="2.999cm"/>
          <style:tab-stop style:position="5.539cm"/>
          <style:tab-stop style:position="8.079cm"/>
          <style:tab-stop style:position="10.619cm"/>
          <style:tab-stop style:position="13.159cm"/>
          <style:tab-stop style:position="15.699cm"/>
          <style:tab-stop style:position="18.239cm"/>
          <style:tab-stop style:position="20.779cm"/>
          <style:tab-stop style:position="23.319cm"/>
          <style:tab-stop style:position="25.85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376cm"/>
          <style:tab-stop style:position="3.916cm"/>
          <style:tab-stop style:position="6.456cm"/>
          <style:tab-stop style:position="8.996cm"/>
          <style:tab-stop style:position="11.536cm"/>
          <style:tab-stop style:position="14.076cm"/>
          <style:tab-stop style:position="16.616cm"/>
          <style:tab-stop style:position="19.156cm"/>
          <style:tab-stop style:position="21.696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.6cm" fo:margin-right="0cm" fo:margin-top="1.23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left="0cm" fo:margin-right="0cm" fo:margin-top="1.23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459cm"/>
          <style:tab-stop style:position="2.999cm"/>
          <style:tab-stop style:position="5.539cm"/>
          <style:tab-stop style:position="8.079cm"/>
          <style:tab-stop style:position="10.619cm"/>
          <style:tab-stop style:position="13.159cm"/>
          <style:tab-stop style:position="15.699cm"/>
          <style:tab-stop style:position="18.239cm"/>
          <style:tab-stop style:position="20.779cm"/>
          <style:tab-stop style:position="23.319cm"/>
          <style:tab-stop style:position="25.85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376cm"/>
          <style:tab-stop style:position="3.916cm"/>
          <style:tab-stop style:position="6.456cm"/>
          <style:tab-stop style:position="8.996cm"/>
          <style:tab-stop style:position="11.536cm"/>
          <style:tab-stop style:position="14.076cm"/>
          <style:tab-stop style:position="16.616cm"/>
          <style:tab-stop style:position="19.156cm"/>
          <style:tab-stop style:position="21.696cm"/>
          <style:tab-stop style:position="24.23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258cm"/>
          <style:tab-stop style:position="4.798cm"/>
          <style:tab-stop style:position="7.338cm"/>
          <style:tab-stop style:position="9.878cm"/>
          <style:tab-stop style:position="12.418cm"/>
          <style:tab-stop style:position="14.958cm"/>
          <style:tab-stop style:position="17.498cm"/>
          <style:tab-stop style:position="20.038cm"/>
          <style:tab-stop style:position="22.57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left="0.6cm" fo:margin-right="0cm" fo:margin-top="1.23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94cm"/>
          <style:tab-stop style:position="4.48cm"/>
          <style:tab-stop style:position="7.02cm"/>
          <style:tab-stop style:position="9.56cm"/>
          <style:tab-stop style:position="12.1cm"/>
          <style:tab-stop style:position="14.64cm"/>
          <style:tab-stop style:position="17.18cm"/>
          <style:tab-stop style:position="19.72cm"/>
          <style:tab-stop style:position="22.26cm"/>
          <style:tab-stop style:position="24.8cm"/>
          <style:tab-stop style:position="27.3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0_7e_LT_7e_Gliederung_20_1" style:display-name="Title10~LT~Gliederung 1" style:family="paragraph" style:default-outline-level="">
      <style:paragraph-properties fo:margin-left="0cm" fo:margin-right="0cm" fo:margin-top="1.623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  <style:tab-stop style:position="26.14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Gliederung_20_2" style:display-name="Title10~LT~Gliederung 2" style:family="paragraph" style:parent-style-name="Title10_7e_LT_7e_Gliederung_20_1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3" style:display-name="Title10~LT~Gliederung 3" style:family="paragraph" style:parent-style-name="Title10_7e_LT_7e_Gliederung_20_2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4" style:display-name="Title10~LT~Gliederung 4" style:family="paragraph" style:parent-style-name="Title10_7e_LT_7e_Gliederung_20_3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5" style:display-name="Title10~LT~Gliederung 5" style:family="paragraph" style:parent-style-name="Title10_7e_LT_7e_Gliederung_20_4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6" style:display-name="Title10~LT~Gliederung 6" style:family="paragraph" style:parent-style-name="Title10_7e_LT_7e_Gliederung_20_5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7" style:display-name="Title10~LT~Gliederung 7" style:family="paragraph" style:parent-style-name="Title10_7e_LT_7e_Gliederung_20_6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8" style:display-name="Title10~LT~Gliederung 8" style:family="paragraph" style:parent-style-name="Title10_7e_LT_7e_Gliederung_20_7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9" style:display-name="Title10~LT~Gliederung 9" style:family="paragraph" style:parent-style-name="Title10_7e_LT_7e_Gliederung_20_8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Titel" style:display-name="Title10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Untertitel" style:display-name="Title10~LT~Untertitel" style:family="paragraph" style:default-outline-level="">
      <style:paragraph-properties fo:margin-left="0.492cm" fo:margin-right="0cm" fo:margin-top="1.623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Notizen" style:display-name="Title10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Hintergrundobjekte" style:display-name="Titl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0_7e_LT_7e_Hintergrund" style:display-name="Title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1_7e_LT_7e_Gliederung_20_1" style:display-name="Title11~LT~Gliederung 1" style:family="paragraph" style:default-outline-level="">
      <style:paragraph-properties fo:margin-left="0cm" fo:margin-right="0cm" fo:margin-top="1.235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  <style:tab-stop style:position="26.14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Gliederung_20_2" style:display-name="Title11~LT~Gliederung 2" style:family="paragraph" style:parent-style-name="Title11_7e_LT_7e_Gliederung_20_1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3" style:display-name="Title11~LT~Gliederung 3" style:family="paragraph" style:parent-style-name="Title11_7e_LT_7e_Gliederung_20_2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4" style:display-name="Title11~LT~Gliederung 4" style:family="paragraph" style:parent-style-name="Title11_7e_LT_7e_Gliederung_20_3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5" style:display-name="Title11~LT~Gliederung 5" style:family="paragraph" style:parent-style-name="Title11_7e_LT_7e_Gliederung_20_4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6" style:display-name="Title11~LT~Gliederung 6" style:family="paragraph" style:parent-style-name="Title11_7e_LT_7e_Gliederung_20_5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7" style:display-name="Title11~LT~Gliederung 7" style:family="paragraph" style:parent-style-name="Title11_7e_LT_7e_Gliederung_20_6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8" style:display-name="Title11~LT~Gliederung 8" style:family="paragraph" style:parent-style-name="Title11_7e_LT_7e_Gliederung_20_7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9" style:display-name="Title11~LT~Gliederung 9" style:family="paragraph" style:parent-style-name="Title11_7e_LT_7e_Gliederung_20_8" style:default-outline-level="">
      <style:paragraph-properties fo:margin-left="0cm" fo:margin-right="0cm" fo:margin-top="1.23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Titel" style:display-name="Title1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Untertitel" style:display-name="Title11~LT~Untertitel" style:family="paragraph" style:default-outline-level="">
      <style:paragraph-properties fo:margin-left="0.492cm" fo:margin-right="0cm" fo:margin-top="1.235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Notizen" style:display-name="Title1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Hintergrundobjekte" style:display-name="Title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1_7e_LT_7e_Hintergrund" style:display-name="Title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2_7e_LT_7e_Gliederung_20_1" style:display-name="Title12~LT~Gliederung 1" style:family="paragraph" style:default-outline-level="">
      <style:paragraph-properties fo:margin-left="0cm" fo:margin-right="0cm" fo:margin-top="1.623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  <style:tab-stop style:position="26.14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Gliederung_20_2" style:display-name="Title12~LT~Gliederung 2" style:family="paragraph" style:parent-style-name="Title12_7e_LT_7e_Gliederung_20_1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3" style:display-name="Title12~LT~Gliederung 3" style:family="paragraph" style:parent-style-name="Title12_7e_LT_7e_Gliederung_20_2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4" style:display-name="Title12~LT~Gliederung 4" style:family="paragraph" style:parent-style-name="Title12_7e_LT_7e_Gliederung_20_3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5" style:display-name="Title12~LT~Gliederung 5" style:family="paragraph" style:parent-style-name="Title12_7e_LT_7e_Gliederung_20_4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6" style:display-name="Title12~LT~Gliederung 6" style:family="paragraph" style:parent-style-name="Title12_7e_LT_7e_Gliederung_20_5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7" style:display-name="Title12~LT~Gliederung 7" style:family="paragraph" style:parent-style-name="Title12_7e_LT_7e_Gliederung_20_6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8" style:display-name="Title12~LT~Gliederung 8" style:family="paragraph" style:parent-style-name="Title12_7e_LT_7e_Gliederung_20_7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9" style:display-name="Title12~LT~Gliederung 9" style:family="paragraph" style:parent-style-name="Title12_7e_LT_7e_Gliederung_20_8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Titel" style:display-name="Title12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Untertitel" style:display-name="Title12~LT~Untertitel" style:family="paragraph" style:default-outline-level="">
      <style:paragraph-properties fo:margin-left="0.492cm" fo:margin-right="0cm" fo:margin-top="1.623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Notizen" style:display-name="Title1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Hintergrundobjekte" style:display-name="Title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2_7e_LT_7e_Hintergrund" style:display-name="Title1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3_7e_LT_7e_Gliederung_20_1" style:display-name="Title13~LT~Gliederung 1" style:family="paragraph" style:default-outline-level="">
      <style:paragraph-properties fo:margin-left="0cm" fo:margin-right="0cm" fo:margin-top="1.623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.741cm"/>
          <style:tab-stop style:position="3.281cm"/>
          <style:tab-stop style:position="5.821cm"/>
          <style:tab-stop style:position="8.361cm"/>
          <style:tab-stop style:position="10.901cm"/>
          <style:tab-stop style:position="13.441cm"/>
          <style:tab-stop style:position="15.981cm"/>
          <style:tab-stop style:position="18.521cm"/>
          <style:tab-stop style:position="21.061cm"/>
          <style:tab-stop style:position="23.601cm"/>
          <style:tab-stop style:position="26.14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Gliederung_20_2" style:display-name="Title13~LT~Gliederung 2" style:family="paragraph" style:parent-style-name="Title13_7e_LT_7e_Gliederung_20_1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69cm"/>
          <style:tab-stop style:position="5.009cm"/>
          <style:tab-stop style:position="7.549cm"/>
          <style:tab-stop style:position="10.089cm"/>
          <style:tab-stop style:position="12.629cm"/>
          <style:tab-stop style:position="15.169cm"/>
          <style:tab-stop style:position="17.709cm"/>
          <style:tab-stop style:position="20.249cm"/>
          <style:tab-stop style:position="22.789cm"/>
          <style:tab-stop style:position="25.329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3" style:display-name="Title13~LT~Gliederung 3" style:family="paragraph" style:parent-style-name="Title13_7e_LT_7e_Gliederung_20_2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4" style:display-name="Title13~LT~Gliederung 4" style:family="paragraph" style:parent-style-name="Title13_7e_LT_7e_Gliederung_20_3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5" style:display-name="Title13~LT~Gliederung 5" style:family="paragraph" style:parent-style-name="Title13_7e_LT_7e_Gliederung_20_4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6" style:display-name="Title13~LT~Gliederung 6" style:family="paragraph" style:parent-style-name="Title13_7e_LT_7e_Gliederung_20_5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7" style:display-name="Title13~LT~Gliederung 7" style:family="paragraph" style:parent-style-name="Title13_7e_LT_7e_Gliederung_20_6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8" style:display-name="Title13~LT~Gliederung 8" style:family="paragraph" style:parent-style-name="Title13_7e_LT_7e_Gliederung_20_7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9" style:display-name="Title13~LT~Gliederung 9" style:family="paragraph" style:parent-style-name="Title13_7e_LT_7e_Gliederung_20_8" style:default-outline-level="">
      <style:paragraph-properties fo:margin-left="0cm" fo:margin-right="0cm" fo:margin-top="1.6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Titel" style:display-name="Title13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Untertitel" style:display-name="Title13~LT~Untertitel" style:family="paragraph" style:default-outline-level="">
      <style:paragraph-properties fo:margin-left="0.492cm" fo:margin-right="0cm" fo:margin-top="1.623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046cm"/>
          <style:tab-stop style:position="4.586cm"/>
          <style:tab-stop style:position="7.126cm"/>
          <style:tab-stop style:position="9.666cm"/>
          <style:tab-stop style:position="12.206cm"/>
          <style:tab-stop style:position="14.746cm"/>
          <style:tab-stop style:position="17.286cm"/>
          <style:tab-stop style:position="19.826cm"/>
          <style:tab-stop style:position="22.366cm"/>
          <style:tab-stop style:position="24.906cm"/>
          <style:tab-stop style:position="27.44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Notizen" style:display-name="Title1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Hintergrundobjekte" style:display-name="Title1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3_7e_LT_7e_Hintergrund" style:display-name="Title1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4_7e_LT_7e_Gliederung_20_1" style:display-name="Title14~LT~Gliederung 1" style:family="paragraph" style:default-outline-level="">
      <style:paragraph-properties fo:margin-left="0.953cm" fo:margin-right="0cm" fo:margin-top="0cm" fo:margin-bottom="0cm" loext:contextual-spacing="false" fo:line-height="100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Gliederung_20_2" style:display-name="Title14~LT~Gliederung 2" style:family="paragraph" style:parent-style-name="Title14_7e_LT_7e_Gliederung_20_1" style:default-outline-level="">
      <style:paragraph-properties fo:margin-left="2.064cm" fo:margin-right="0cm" fo:margin-top="0cm" fo:margin-bottom="0cm" loext:contextual-spacing="false" fo:line-height="100%" fo:text-align="center" style:justify-single-word="false" fo:text-indent="-0.794cm" style:auto-text-indent="false" style:writing-mode="lr-tb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3" style:display-name="Title14~LT~Gliederung 3" style:family="paragraph" style:parent-style-name="Title14_7e_LT_7e_Gliederung_20_2" style:default-outline-level="">
      <style:paragraph-properties fo:margin-left="3.17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4" style:display-name="Title14~LT~Gliederung 4" style:family="paragraph" style:parent-style-name="Title14_7e_LT_7e_Gliederung_20_3" style:default-outline-level="">
      <style:paragraph-properties fo:margin-left="4.44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5" style:display-name="Title14~LT~Gliederung 5" style:family="paragraph" style:parent-style-name="Title14_7e_LT_7e_Gliederung_20_4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6" style:display-name="Title14~LT~Gliederung 6" style:family="paragraph" style:parent-style-name="Title14_7e_LT_7e_Gliederung_20_5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7" style:display-name="Title14~LT~Gliederung 7" style:family="paragraph" style:parent-style-name="Title14_7e_LT_7e_Gliederung_20_6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8" style:display-name="Title14~LT~Gliederung 8" style:family="paragraph" style:parent-style-name="Title14_7e_LT_7e_Gliederung_20_7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Gliederung_20_9" style:display-name="Title14~LT~Gliederung 9" style:family="paragraph" style:parent-style-name="Title14_7e_LT_7e_Gliederung_20_8" style:default-outline-level="">
      <style:paragraph-properties fo:margin-left="5.715cm" fo:margin-right="0cm" fo:margin-top="0cm" fo:margin-bottom="0cm" loext:contextual-spacing="false" fo:line-height="100%" fo:text-align="center" style:justify-single-word="false" fo:text-indent="-0.635cm" style:auto-text-indent="false" style:writing-mode="lr-tb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Title14_7e_LT_7e_Titel" style:display-name="Title14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7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Untertitel" style:display-name="Title14~LT~Unter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ヒラギノ角ゴ ProN W3" fo:font-family="'ヒラギノ角ゴ ProN W3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Notizen" style:display-name="Title14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Hintergrundobjekte" style:display-name="Title1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4_7e_LT_7e_Hintergrund" style:display-name="Title1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2:47:39.433807743</meta:creation-date>
    <dc:date>2017-11-10T03:53:29.753711813</dc:date>
    <meta:editing-duration>PT55M3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35" meta:word-count="121" meta:character-count="860" meta:non-whitespace-character-count="754"/>
  </office:meta>
</office:document-meta>
</file>